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5.329cm" svg:y="2.401cm">
            <draw:object draw:notify-on-update-of-ranges="Sheet1.A2:Sheet1.A33 Sheet1.F2:Sheet1.F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5"/>
          <table:table-cell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.48">
            <text:p>112,48</text:p>
          </table:table-cell>
          <table:table-cell office:value-type="float" office:value="0">
            <text:p>0</text:p>
          </table:table-cell>
          <table:table-cell office:value-type="float" office:value="112.44">
            <text:p>112,44</text:p>
          </table:table-cell>
          <table:table-cell office:value-type="string">
            <text:p>99%</text:p>
          </table:table-cell>
          <table:table-cell table:formula="of:=[.$B$2]/[.B2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3">
            <text:p>56,3</text:p>
          </table:table-cell>
          <table:table-cell office:value-type="float" office:value="0">
            <text:p>0</text:p>
          </table:table-cell>
          <table:table-cell office:value-type="float" office:value="112.56">
            <text:p>112,56</text:p>
          </table:table-cell>
          <table:table-cell office:value-type="string">
            <text:p>199%</text:p>
          </table:table-cell>
          <table:table-cell table:formula="of:=[.$B$2]/[.B3]" office:value-type="float" office:value="1.99786856127886">
            <text:p>1,99786856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61">
            <text:p>37,61</text:p>
          </table:table-cell>
          <table:table-cell office:value-type="float" office:value="0">
            <text:p>0</text:p>
          </table:table-cell>
          <table:table-cell office:value-type="float" office:value="112.78">
            <text:p>112,78</text:p>
          </table:table-cell>
          <table:table-cell office:value-type="string">
            <text:p>299%</text:p>
          </table:table-cell>
          <table:table-cell table:formula="of:=[.$B$2]/[.B4]" office:value-type="float" office:value="2.99069396437118">
            <text:p>2,99069396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17">
            <text:p>28,17</text:p>
          </table:table-cell>
          <table:table-cell office:value-type="float" office:value="0">
            <text:p>0</text:p>
          </table:table-cell>
          <table:table-cell office:value-type="float" office:value="112.62">
            <text:p>112,62</text:p>
          </table:table-cell>
          <table:table-cell office:value-type="string">
            <text:p>399%</text:p>
          </table:table-cell>
          <table:table-cell table:formula="of:=[.$B$2]/[.B5]" office:value-type="float" office:value="3.9929002484913">
            <text:p>3,99290024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.55">
            <text:p>22,55</text:p>
          </table:table-cell>
          <table:table-cell office:value-type="float" office:value="0">
            <text:p>0</text:p>
          </table:table-cell>
          <table:table-cell office:value-type="float" office:value="112.65">
            <text:p>112,65</text:p>
          </table:table-cell>
          <table:table-cell office:value-type="string">
            <text:p>499%</text:p>
          </table:table-cell>
          <table:table-cell table:formula="of:=[.$B$2]/[.B6]" office:value-type="float" office:value="4.9880266075388">
            <text:p>4,98802660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.1">
            <text:p>19,1</text:p>
          </table:table-cell>
          <table:table-cell office:value-type="float" office:value="0">
            <text:p>0</text:p>
          </table:table-cell>
          <table:table-cell office:value-type="float" office:value="114.5">
            <text:p>114,5</text:p>
          </table:table-cell>
          <table:table-cell office:value-type="string">
            <text:p>599%</text:p>
          </table:table-cell>
          <table:table-cell table:formula="of:=[.$B$2]/[.B7]" office:value-type="float" office:value="5.88900523560209">
            <text:p>5,88900523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.18">
            <text:p>16,18</text:p>
          </table:table-cell>
          <table:table-cell office:value-type="float" office:value="0">
            <text:p>0</text:p>
          </table:table-cell>
          <table:table-cell office:value-type="float" office:value="113.19">
            <text:p>113,19</text:p>
          </table:table-cell>
          <table:table-cell office:value-type="string">
            <text:p>699%</text:p>
          </table:table-cell>
          <table:table-cell table:formula="of:=[.$B$2]/[.B8]" office:value-type="float" office:value="6.95179233621755">
            <text:p>6,95179233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1">
            <text:p>14,1</text:p>
          </table:table-cell>
          <table:table-cell office:value-type="float" office:value="0.01">
            <text:p>0,01</text:p>
          </table:table-cell>
          <table:table-cell office:value-type="float" office:value="112.72">
            <text:p>112,72</text:p>
          </table:table-cell>
          <table:table-cell office:value-type="string">
            <text:p>799%</text:p>
          </table:table-cell>
          <table:table-cell table:formula="of:=[.$B$2]/[.B9]" office:value-type="float" office:value="7.97730496453901">
            <text:p>7,97730496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65">
            <text:p>12,65</text:p>
          </table:table-cell>
          <table:table-cell office:value-type="float" office:value="0">
            <text:p>0</text:p>
          </table:table-cell>
          <table:table-cell office:value-type="float" office:value="113.76">
            <text:p>113,76</text:p>
          </table:table-cell>
          <table:table-cell office:value-type="string">
            <text:p>898%</text:p>
          </table:table-cell>
          <table:table-cell table:formula="of:=[.$B$2]/[.B10]" office:value-type="float" office:value="8.89169960474308">
            <text:p>8,89169960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29">
            <text:p>11,29</text:p>
          </table:table-cell>
          <table:table-cell office:value-type="float" office:value="0.01">
            <text:p>0,01</text:p>
          </table:table-cell>
          <table:table-cell office:value-type="float" office:value="112.72">
            <text:p>112,72</text:p>
          </table:table-cell>
          <table:table-cell office:value-type="string">
            <text:p>998%</text:p>
          </table:table-cell>
          <table:table-cell table:formula="of:=[.$B$2]/[.B11]" office:value-type="float" office:value="9.96279893711249">
            <text:p>9,962798937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27">
            <text:p>10,27</text:p>
          </table:table-cell>
          <table:table-cell office:value-type="float" office:value="0">
            <text:p>0</text:p>
          </table:table-cell>
          <table:table-cell office:value-type="float" office:value="112.82">
            <text:p>112,82</text:p>
          </table:table-cell>
          <table:table-cell office:value-type="string">
            <text:p>1098%</text:p>
          </table:table-cell>
          <table:table-cell table:formula="of:=[.$B$2]/[.B12]" office:value-type="float" office:value="10.952288218111">
            <text:p>10,95228821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62">
            <text:p>9,62</text:p>
          </table:table-cell>
          <table:table-cell office:value-type="float" office:value="0">
            <text:p>0</text:p>
          </table:table-cell>
          <table:table-cell office:value-type="float" office:value="115.26">
            <text:p>115,26</text:p>
          </table:table-cell>
          <table:table-cell office:value-type="string">
            <text:p>1197%</text:p>
          </table:table-cell>
          <table:table-cell table:formula="of:=[.$B$2]/[.B13]" office:value-type="float" office:value="11.6923076923077">
            <text:p>11,69230769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85">
            <text:p>8,85</text:p>
          </table:table-cell>
          <table:table-cell office:value-type="float" office:value="0">
            <text:p>0</text:p>
          </table:table-cell>
          <table:table-cell office:value-type="float" office:value="114.83">
            <text:p>114,83</text:p>
          </table:table-cell>
          <table:table-cell office:value-type="string">
            <text:p>1297%</text:p>
          </table:table-cell>
          <table:table-cell table:formula="of:=[.$B$2]/[.B14]" office:value-type="float" office:value="12.709604519774">
            <text:p>12,70960451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office:value-type="float" office:value="115.63">
            <text:p>115,63</text:p>
          </table:table-cell>
          <table:table-cell office:value-type="string">
            <text:p>1397%</text:p>
          </table:table-cell>
          <table:table-cell table:formula="of:=[.$B$2]/[.B15]" office:value-type="float" office:value="13.6009673518742">
            <text:p>13,60096735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63">
            <text:p>7,63</text:p>
          </table:table-cell>
          <table:table-cell office:value-type="float" office:value="0">
            <text:p>0</text:p>
          </table:table-cell>
          <table:table-cell office:value-type="float" office:value="114.25">
            <text:p>114,25</text:p>
          </table:table-cell>
          <table:table-cell office:value-type="string">
            <text:p>1496%</text:p>
          </table:table-cell>
          <table:table-cell table:formula="of:=[.$B$2]/[.B16]" office:value-type="float" office:value="14.7418086500655">
            <text:p>14,74180865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25">
            <text:p>7,25</text:p>
          </table:table-cell>
          <table:table-cell office:value-type="float" office:value="0">
            <text:p>0</text:p>
          </table:table-cell>
          <table:table-cell office:value-type="float" office:value="115.71">
            <text:p>115,71</text:p>
          </table:table-cell>
          <table:table-cell office:value-type="string">
            <text:p>1596%</text:p>
          </table:table-cell>
          <table:table-cell table:formula="of:=[.$B$2]/[.B17]" office:value-type="float" office:value="15.5144827586207">
            <text:p>15,51448275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78">
            <text:p>6,78</text:p>
          </table:table-cell>
          <table:table-cell office:value-type="float" office:value="0">
            <text:p>0</text:p>
          </table:table-cell>
          <table:table-cell office:value-type="float" office:value="115.09">
            <text:p>115,09</text:p>
          </table:table-cell>
          <table:table-cell office:value-type="string">
            <text:p>1695%</text:p>
          </table:table-cell>
          <table:table-cell table:formula="of:=[.$B$2]/[.B18]" office:value-type="float" office:value="16.5899705014749">
            <text:p>16,58997050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114.96">
            <text:p>114,96</text:p>
          </table:table-cell>
          <table:table-cell office:value-type="string">
            <text:p>1794%</text:p>
          </table:table-cell>
          <table:table-cell table:formula="of:=[.$B$2]/[.B19]" office:value-type="float" office:value="17.575">
            <text:p>17,5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06">
            <text:p>6,06</text:p>
          </table:table-cell>
          <table:table-cell office:value-type="float" office:value="0">
            <text:p>0</text:p>
          </table:table-cell>
          <table:table-cell office:value-type="float" office:value="114.82">
            <text:p>114,82</text:p>
          </table:table-cell>
          <table:table-cell office:value-type="string">
            <text:p>1894%</text:p>
          </table:table-cell>
          <table:table-cell table:formula="of:=[.$B$2]/[.B20]" office:value-type="float" office:value="18.5610561056106">
            <text:p>18,56105610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76">
            <text:p>5,76</text:p>
          </table:table-cell>
          <table:table-cell office:value-type="float" office:value="0">
            <text:p>0</text:p>
          </table:table-cell>
          <table:table-cell office:value-type="float" office:value="114.83">
            <text:p>114,83</text:p>
          </table:table-cell>
          <table:table-cell office:value-type="string">
            <text:p>1993%</text:p>
          </table:table-cell>
          <table:table-cell table:formula="of:=[.$B$2]/[.B21]" office:value-type="float" office:value="19.5277777777778">
            <text:p>19,527777777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48">
            <text:p>5,48</text:p>
          </table:table-cell>
          <table:table-cell office:value-type="float" office:value="0.02">
            <text:p>0,02</text:p>
          </table:table-cell>
          <table:table-cell office:value-type="float" office:value="114.89">
            <text:p>114,89</text:p>
          </table:table-cell>
          <table:table-cell office:value-type="string">
            <text:p>2093%</text:p>
          </table:table-cell>
          <table:table-cell table:formula="of:=[.$B$2]/[.B22]" office:value-type="float" office:value="20.5255474452555">
            <text:p>20,525547445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.29">
            <text:p>5,29</text:p>
          </table:table-cell>
          <table:table-cell office:value-type="float" office:value="0.02">
            <text:p>0,02</text:p>
          </table:table-cell>
          <table:table-cell office:value-type="float" office:value="116.16">
            <text:p>116,16</text:p>
          </table:table-cell>
          <table:table-cell office:value-type="string">
            <text:p>2193%</text:p>
          </table:table-cell>
          <table:table-cell table:formula="of:=[.$B$2]/[.B23]" office:value-type="float" office:value="21.2627599243856">
            <text:p>21,26275992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.07">
            <text:p>5,07</text:p>
          </table:table-cell>
          <table:table-cell office:value-type="float" office:value="0">
            <text:p>0</text:p>
          </table:table-cell>
          <table:table-cell office:value-type="float" office:value="116.24">
            <text:p>116,24</text:p>
          </table:table-cell>
          <table:table-cell office:value-type="string">
            <text:p>2291%</text:p>
          </table:table-cell>
          <table:table-cell table:formula="of:=[.$B$2]/[.B24]" office:value-type="float" office:value="22.1854043392505">
            <text:p>22,185404339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84">
            <text:p>4,84</text:p>
          </table:table-cell>
          <table:table-cell office:value-type="float" office:value="0.02">
            <text:p>0,02</text:p>
          </table:table-cell>
          <table:table-cell office:value-type="float" office:value="115.91">
            <text:p>115,91</text:p>
          </table:table-cell>
          <table:table-cell office:value-type="string">
            <text:p>2391%</text:p>
          </table:table-cell>
          <table:table-cell table:formula="of:=[.$B$2]/[.B25]" office:value-type="float" office:value="23.2396694214876">
            <text:p>23,23966942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61">
            <text:p>4,61</text:p>
          </table:table-cell>
          <table:table-cell office:value-type="float" office:value="0.01">
            <text:p>0,01</text:p>
          </table:table-cell>
          <table:table-cell office:value-type="float" office:value="114.83">
            <text:p>114,83</text:p>
          </table:table-cell>
          <table:table-cell office:value-type="string">
            <text:p>2490%</text:p>
          </table:table-cell>
          <table:table-cell table:formula="of:=[.$B$2]/[.B26]" office:value-type="float" office:value="24.3991323210412">
            <text:p>24,3991323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1">
            <text:p>4,51</text:p>
          </table:table-cell>
          <table:table-cell office:value-type="float" office:value="0.01">
            <text:p>0,01</text:p>
          </table:table-cell>
          <table:table-cell office:value-type="float" office:value="116.8">
            <text:p>116,8</text:p>
          </table:table-cell>
          <table:table-cell office:value-type="string">
            <text:p>2589%</text:p>
          </table:table-cell>
          <table:table-cell table:formula="of:=[.$B$2]/[.B27]" office:value-type="float" office:value="24.940133037694">
            <text:p>24,940133037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31">
            <text:p>4,31</text:p>
          </table:table-cell>
          <table:table-cell office:value-type="float" office:value="0.03">
            <text:p>0,03</text:p>
          </table:table-cell>
          <table:table-cell office:value-type="float" office:value="115.97">
            <text:p>115,97</text:p>
          </table:table-cell>
          <table:table-cell office:value-type="string">
            <text:p>2689%</text:p>
          </table:table-cell>
          <table:table-cell table:formula="of:=[.$B$2]/[.B28]" office:value-type="float" office:value="26.0974477958237">
            <text:p>26,097447795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17">
            <text:p>4,17</text:p>
          </table:table-cell>
          <table:table-cell office:value-type="float" office:value="0.03">
            <text:p>0,03</text:p>
          </table:table-cell>
          <table:table-cell office:value-type="float" office:value="116.29">
            <text:p>116,29</text:p>
          </table:table-cell>
          <table:table-cell office:value-type="string">
            <text:p>2788%</text:p>
          </table:table-cell>
          <table:table-cell table:formula="of:=[.$B$2]/[.B29]" office:value-type="float" office:value="26.9736211031175">
            <text:p>26,973621103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04">
            <text:p>4,04</text:p>
          </table:table-cell>
          <table:table-cell office:value-type="float" office:value="0.03">
            <text:p>0,03</text:p>
          </table:table-cell>
          <table:table-cell office:value-type="float" office:value="116.62">
            <text:p>116,62</text:p>
          </table:table-cell>
          <table:table-cell office:value-type="string">
            <text:p>2887%</text:p>
          </table:table-cell>
          <table:table-cell table:formula="of:=[.$B$2]/[.B30]" office:value-type="float" office:value="27.8415841584158">
            <text:p>27,84158415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9">
            <text:p>3,9</text:p>
          </table:table-cell>
          <table:table-cell office:value-type="float" office:value="0.02">
            <text:p>0,02</text:p>
          </table:table-cell>
          <table:table-cell office:value-type="float" office:value="116.48">
            <text:p>116,48</text:p>
          </table:table-cell>
          <table:table-cell office:value-type="string">
            <text:p>2986%</text:p>
          </table:table-cell>
          <table:table-cell table:formula="of:=[.$B$2]/[.B31]" office:value-type="float" office:value="28.8410256410256">
            <text:p>28,84102564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,75</text:p>
          </table:table-cell>
          <table:table-cell office:value-type="float" office:value="0.04">
            <text:p>0,04</text:p>
          </table:table-cell>
          <table:table-cell office:value-type="float" office:value="115.77">
            <text:p>115,77</text:p>
          </table:table-cell>
          <table:table-cell office:value-type="string">
            <text:p>3085%</text:p>
          </table:table-cell>
          <table:table-cell table:formula="of:=[.$B$2]/[.B32]" office:value-type="float" office:value="29.9946666666667">
            <text:p>29,99466666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7">
            <text:p>3,7</text:p>
          </table:table-cell>
          <table:table-cell office:value-type="float" office:value="0.04">
            <text:p>0,04</text:p>
          </table:table-cell>
          <table:table-cell office:value-type="float" office:value="117.8">
            <text:p>117,8</text:p>
          </table:table-cell>
          <table:table-cell office:value-type="string">
            <text:p>3185%</text:p>
          </table:table-cell>
          <table:table-cell table:formula="of:=[.$B$2]/[.B33]" office:value-type="float" office:value="30.4">
            <text:p>30,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.10.2012</text:date>, <text:time>13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3:56:46</meta:creation-date>
    <dc:date>2012-10-21T13:59:38</dc:date>
    <meta:editing-duration>PT2M53S</meta:editing-duration>
    <meta:editing-cycles>1</meta:editing-cycles>
    <meta:document-statistic meta:table-count="3" meta:cell-count="193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Sheet1.A2:Sheet1.A33 Sheet1.F2:Sheet1.F33" chart:data-source-has-labels="column" svg:x="0.77cm" svg:y="0.855cm" svg:width="12.353cm" svg:height="7.545cm">
          <chartooo:coordinate-region svg:x="1.391cm" svg:y="1.054cm" svg:width="11.545cm" svg:height="6.699cm"/>
          <chart:axis chart:dimension="x" chart:name="primary-x" chart:style-name="ch4" chartooo:axis-type="auto">
            <chart:categories table:cell-range-address="Sheet1.A2:Sheet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3" chart:class="chart:scatter">
            <chart:domain table:cell-range-address="Sheet1.A2:Sheet1.A33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33</svg:desc>
                </draw:g>
              </table:table-cell>
              <table:table-cell office:value-type="float" office:value="1">
                <text:p>1</text:p>
                <draw:g>
                  <svg:desc>Sheet1.F2:Sheet1.F3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786856127886">
                <text:p>1.997868561278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9069396437118">
                <text:p>2.990693964371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929002484913">
                <text:p>3.99290024849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9880266075388">
                <text:p>4.98802660753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88900523560209">
                <text:p>5.889005235602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5179233621755">
                <text:p>6.951792336217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7730496453901">
                <text:p>7.977304964539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.89169960474308">
                <text:p>8.891699604743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6279893711249">
                <text:p>9.9627989371124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952288218111">
                <text:p>10.9522882181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6923076923077">
                <text:p>11.69230769230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.709604519774">
                <text:p>12.7096045197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6009673518742">
                <text:p>13.60096735187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.7418086500655">
                <text:p>14.74180865006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144827586207">
                <text:p>15.514482758620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5899705014749">
                <text:p>16.58997050147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.575">
                <text:p>17.5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5610561056106">
                <text:p>18.56105610561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5277777777778">
                <text:p>19.527777777777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.5255474452555">
                <text:p>20.52554744525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.2627599243856">
                <text:p>21.26275992438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.1854043392505">
                <text:p>22.185404339250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.2396694214876">
                <text:p>23.23966942148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.3991323210412">
                <text:p>24.39913232104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4.940133037694">
                <text:p>24.94013303769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.0974477958237">
                <text:p>26.09744779582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6.9736211031175">
                <text:p>26.97362110311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.8415841584158">
                <text:p>27.84158415841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8410256410256">
                <text:p>28.841025641025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9.9946666666667">
                <text:p>29.994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.4">
                <text:p>3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